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oże nasz Ojcze,</text:span><text:span text:style-name="T1"><text:line-break/></text:span><text:span text:style-name="T1">w roku jubileuszu Chrztu Polski dziękujemy za łaskę wiary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2cm" presentation:class="title" presentation:user-transformed="true">
          <draw:text-box>
            <text:p text:style-name="P1"><text:span text:style-name="T1">za Twoje wejście w dzieje każdego z nas i naszej Ojczyzny, za łaskę, która nam nieustannie towarzysz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Jezu Chryste, Synu Boży, Ty jesteś Panem i Zbawicielem każdego z nas. Pragniemy i prosimy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<text:s/></text:span><text:span text:style-name="T1">abyś kierował całym naszym życiem osobistym, rodzinnym i społeczny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<text:s/></text:span><text:span text:style-name="T1">Duchu Święty, źródło życia i miłości, wołamy o Twoje dary i charyzmaty, abyśmy mogli poznawać Prawdę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kochać Kościół, służyć braciom i siostrom miłością ofiarną i odważnie głosić współczesnemu światu Dobrą Nowinę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Maryjo, nasza Matko i Królowo, święci Patronowie naszej umiłowanej Ojczyzny, wspierajcie nas swoim wstawiennictwem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abyśmy dochowali wierności łasce chrztu święteg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Boże w Trójcy Świętej Jedyny, bądź uwielbiony w naszej historii,</text:span><text:span text:style-name="T1"><text:line-break/></text:span><text:span text:style-name="T1">teraz i na wieki wieków</text:span><text:span text:style-name="T1"><text:line-break/></text:span><text:span text:style-name="T1">Ame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1-02T18:59:40</meta:creation-date>
    <dc:creator>Woda Życia</dc:creator>
    <dc:date>2016-02-16T19:41:56.11</dc:date>
    <dc:language>pl-PL</dc:language>
    <meta:editing-cycles>20</meta:editing-cycles>
    <meta:editing-duration>PT24M47S</meta:editing-duration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